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fo:language="pl" fo:country="PL" officeooo:rsid="001792ab" officeooo:paragraph-rsid="001bfee1" style:font-size-asian="9pt" style:font-size-complex="9pt"/>
    </style:style>
    <style:style style:name="P2" style:family="paragraph" style:parent-style-name="Standard">
      <style:text-properties fo:language="pl" fo:country="PL" officeooo:rsid="001792ab" officeooo:paragraph-rsid="001bfee1"/>
    </style:style>
    <style:style style:name="P3" style:family="paragraph" style:parent-style-name="Standard">
      <style:text-properties officeooo:rsid="001bfee1" officeooo:paragraph-rsid="001bfee1"/>
    </style:style>
    <style:style style:name="P4" style:family="paragraph" style:parent-style-name="Standard">
      <style:text-properties officeooo:paragraph-rsid="001bfee1"/>
    </style:style>
    <style:style style:name="T1" style:family="text">
      <style:text-properties officeooo:rsid="001bfee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Rozwazany problem <text:span text:style-name="T1">rozwiązywanie róania różniczkowego. Złożoność O(n^2)</text:span></text:p>
      <text:p text:style-name="P2">2. Testy wykonane na moim prywatnym komputerze:</text:p>
      <text:p text:style-name="P2"><text:tab/>CPU: Intel core i3 4 x 2.3 GH ( ale obliczenia zostały wykonane jednowątko)</text:p>
      <text:p text:style-name="P2"><text:tab/>GPU: Nvidia GeForce 610M:</text:p>
      <text:p text:style-name="P1">Device 0: "GeForce 610M"</text:p>
      <text:p text:style-name="P1"><text:s text:c="2"/>CUDA Driver Version / Runtime Version <text:s text:c="9"/>6.0 / 6.0</text:p>
      <text:p text:style-name="P1"><text:s text:c="2"/>CUDA Capability Major/Minor version number: <text:s text:c="3"/>2.1</text:p>
      <text:p text:style-name="P1"><text:s text:c="2"/>Total amount of global memory: <text:s text:c="16"/>1024 MBytes (1073741824 bytes)</text:p>
      <text:p text:style-name="P1"><text:s text:c="2"/>( 1) Multiprocessors, ( 48) CUDA Cores/MP: <text:s text:c="4"/>48 CUDA Cores</text:p>
      <text:p text:style-name="P1"><text:s text:c="2"/>GPU Clock rate: <text:s text:c="31"/>950 MHz (0.95 GHz)</text:p>
      <text:p text:style-name="P1"><text:s text:c="2"/>Memory Clock rate: <text:s text:c="28"/>900 Mhz</text:p>
      <text:p text:style-name="P1"><text:s text:c="2"/>Memory Bus Width: <text:s text:c="29"/>64-bit</text:p>
      <text:p text:style-name="P1"><text:s text:c="2"/>L2 Cache Size: <text:s text:c="32"/>65536 bytes</text:p>
      <text:p text:style-name="P1"><text:s text:c="2"/>Maximum Texture Dimension Size (x,y,z) <text:s text:c="8"/>1D=(65536), 2D=(65536, 65535), 3D=(2048, 2048, 2048)</text:p>
      <text:p text:style-name="P1"><text:s text:c="2"/>Maximum Layered 1D Texture Size, (num) layers <text:s/>1D=(16384), 2048 layers</text:p>
      <text:p text:style-name="P1"><text:s text:c="2"/>Maximum Layered 2D Texture Size, (num) layers <text:s/>2D=(16384, 16384), 2048 layers</text:p>
      <text:p text:style-name="P1"><text:s text:c="2"/>Total amount of constant memory: <text:s text:c="14"/>65536 bytes</text:p>
      <text:p text:style-name="P1"><text:s text:c="2"/>Total amount of shared memory per block: <text:s text:c="6"/>49152 bytes</text:p>
      <text:p text:style-name="P1"><text:s text:c="2"/>Total number of registers available per block: 32768</text:p>
      <text:p text:style-name="P1"><text:s text:c="2"/>Warp size: <text:s text:c="36"/>32</text:p>
      <text:p text:style-name="P1"><text:s text:c="2"/>Maximum number of threads per multiprocessor: <text:s/>1536</text:p>
      <text:p text:style-name="P1"><text:s text:c="2"/>Maximum number of threads per block: <text:s text:c="10"/>1024</text:p>
      <text:p text:style-name="P1"><text:s text:c="2"/>Max dimension size of a thread block (x,y,z): (1024, 1024, 64)</text:p>
      <text:p text:style-name="P1"><text:s text:c="2"/>Max dimension size of a grid size <text:s text:c="3"/>(x,y,z): (65535, 65535, 65535)</text:p>
      <text:p text:style-name="P1"><text:s text:c="2"/>Maximum memory pitch: <text:s text:c="25"/>2147483647 bytes</text:p>
      <text:p text:style-name="P1"><text:s text:c="2"/>Texture alignment: <text:s text:c="28"/>512 bytes</text:p>
      <text:p text:style-name="P1"><text:s text:c="2"/>Concurrent copy and kernel execution: <text:s text:c="9"/>Yes with 1 copy engine(s)</text:p>
      <text:p text:style-name="P1"><text:s text:c="2"/>Run time limit on kernels: <text:s text:c="20"/>Yes</text:p>
      <text:p text:style-name="P1"><text:s text:c="2"/>Integrated GPU sharing Host Memory: <text:s text:c="11"/>No</text:p>
      <text:p text:style-name="P1"><text:s text:c="2"/>Support host page-locked memory mapping: <text:s text:c="6"/>Yes</text:p>
      <text:p text:style-name="P1"><text:s text:c="2"/>Alignment requirement for Surfaces: <text:s text:c="11"/>Yes</text:p>
      <text:p text:style-name="P1"><text:s text:c="2"/>Device has ECC support: <text:s text:c="23"/>Disabled</text:p>
      <text:p text:style-name="P1"><text:s text:c="2"/>CUDA Device Driver Mode (TCC or WDDM): <text:s text:c="8"/>WDDM (Windows Display Driver Model)</text:p>
      <text:p text:style-name="P1"><text:s text:c="2"/>Device supports Unified Addressing (UVA): <text:s text:c="5"/>No</text:p>
      <text:p text:style-name="P1"><text:s text:c="2"/>Device PCI Bus ID / PCI location ID: <text:s text:c="10"/>1 / 0</text:p>
      <text:p text:style-name="P1"><text:s text:c="2"/>Compute Mode:</text:p>
      <text:p text:style-name="P1"><text:s text:c="5"/>&lt; Default (multiple host threads can use ::cudaSetDevice() with device simultaneously) &gt;</text:p>
      <text:p text:style-name="Standard"/>
      <text:p text:style-name="P3"><draw:frame draw:style-name="fr1" draw:name="Obiekt2" text:anchor-type="paragraph" svg:x="0.501cm" svg:y="1.614cm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Czasy obliczeń w zależności od modelu obliczeń</text:p>
      <text:p text:style-name="Standard"/>
      <text:p text:style-name="Standard"/>
      <text:p text:style-name="Standard"/>
      <text:p text:style-name="Standard"><draw:frame draw:style-name="fr1" draw:name="Obiekt1" text:anchor-type="paragraph" svg:x="1.305cm" svg:y="0.134cm" svg:width="16cm" svg:height="8.999cm" draw:z-index="3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<text:span text:style-name="T1">Rozkład czasu obliczeń dla GPU (dla wszystkich modeli dostępu do pamięci wykresy mają ten sam kształt) przedstawiony wykres jest dla modelu global.</text:span></text:p>
      <text:p text:style-name="Standard"><draw:frame draw:style-name="fr2" draw:name="Obiekt3" text:anchor-type="paragraph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2" draw:name="Obiekt4" text:anchor-type="paragraph" svg:width="15.998cm" svg:height="8.999cm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45:15.835000000</meta:creation-date>
    <dc:date>2014-06-05T00:00:17.881000000</dc:date>
    <meta:editing-duration>PT2M42S</meta:editing-duration>
    <meta:editing-cycles>2</meta:editing-cycles>
    <meta:generator>LibreOffice/4.1.2.2$Windows_x86 LibreOffice_project/281b75f427729060b6446ddb3777b32f957a8fb</meta:generator>
    <meta:document-statistic meta:table-count="0" meta:image-count="0" meta:object-count="4" meta:page-count="2" meta:paragraph-count="39" meta:word-count="306" meta:character-count="2402" meta:non-whitespace-character-count="16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30" chart:maximum="6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935cm" svg:y="3.139cm" style:legend-expansion="high" chart:style-name="ch2"/>
        <chart:plot-area chart:style-name="ch3" chart:data-source-has-labels="both" svg:x="1.357cm" svg:y="0.851cm" svg:width="10.94cm" svg:height="6.961cm">
          <chartooo:coordinate-region svg:x="2.719cm" svg:y="1.063cm" svg:width="9.578cm" svg:height="6.076cm"/>
          <chart:axis chart:dimension="x" chart:name="primary-x" chart:style-name="ch4" chartooo:axis-type="auto">
            <chart:title svg:x="5.037cm" svg:y="7.992cm" chart:style-name="ch5">
              <text:p>rozmiar problemu (On2)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5.711cm" chart:style-name="ch7">
              <text:p>czas obliczeń [ms]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series chart:style-name="ch12" chart:values-cell-range-address="local-table.$F$2:.$F$9" chart:label-cell-address="local-table.$F$1" chart:class="chart:scatter">
            <chart:data-point chart:repeated="8"/>
          </chart:series>
          <chart:series chart:style-name="ch13" chart:values-cell-range-address="local-table.$G$2:.$G$9" chart:label-cell-address="local-table.$G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</table:table-cell>
              <table:table-cell office:value-type="string">
                <text:p>cpu omp</text:p>
              </table:table-cell>
              <table:table-cell office:value-type="string">
                <text:p>gpu global</text:p>
              </table:table-cell>
              <table:table-cell office:value-type="string">
                <text:p>gpu shared</text:p>
              </table:table-cell>
              <table:table-cell office:value-type="string">
                <text:p>gpu texture</text:p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06.764">
                <text:p>706.764</text:p>
              </table:table-cell>
              <table:table-cell office:value-type="float" office:value="438.897">
                <text:p>438.897</text:p>
              </table:table-cell>
              <table:table-cell office:value-type="float" office:value="381.846">
                <text:p>381.846</text:p>
              </table:table-cell>
              <table:table-cell office:value-type="float" office:value="354.559">
                <text:p>354.559</text:p>
              </table:table-cell>
              <table:table-cell office:value-type="float" office:value="425.641">
                <text:p>425.6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051.01">
                <text:p>3051.01</text:p>
              </table:table-cell>
              <table:table-cell office:value-type="float" office:value="1593.39">
                <text:p>1593.39</text:p>
              </table:table-cell>
              <table:table-cell office:value-type="float" office:value="468.352">
                <text:p>468.352</text:p>
              </table:table-cell>
              <table:table-cell office:value-type="float" office:value="805.255">
                <text:p>805.255</text:p>
              </table:table-cell>
              <table:table-cell office:value-type="float" office:value="518.659">
                <text:p>518.65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6919.32">
                <text:p>6919.32</text:p>
              </table:table-cell>
              <table:table-cell office:value-type="float" office:value="3486.09">
                <text:p>3486.09</text:p>
              </table:table-cell>
              <table:table-cell office:value-type="float" office:value="983.497">
                <text:p>983.497</text:p>
              </table:table-cell>
              <table:table-cell office:value-type="float" office:value="1634.91">
                <text:p>1634.91</text:p>
              </table:table-cell>
              <table:table-cell office:value-type="float" office:value="836.523">
                <text:p>836.52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275.1">
                <text:p>12275.1</text:p>
              </table:table-cell>
              <table:table-cell office:value-type="float" office:value="6188.36">
                <text:p>6188.36</text:p>
              </table:table-cell>
              <table:table-cell office:value-type="float" office:value="1789.79">
                <text:p>1789.79</text:p>
              </table:table-cell>
              <table:table-cell office:value-type="float" office:value="2901.24">
                <text:p>2901.24</text:p>
              </table:table-cell>
              <table:table-cell office:value-type="float" office:value="1367.18">
                <text:p>1367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28484.4">
                <text:p>28484.4</text:p>
              </table:table-cell>
              <table:table-cell office:value-type="float" office:value="14021.3">
                <text:p>14021.3</text:p>
              </table:table-cell>
              <table:table-cell office:value-type="float" office:value="3636.26">
                <text:p>3636.26</text:p>
              </table:table-cell>
              <table:table-cell office:value-type="float" office:value="6149.88">
                <text:p>6149.88</text:p>
              </table:table-cell>
              <table:table-cell office:value-type="float" office:value="2905.2">
                <text:p>2905.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50064.5">
                <text:p>50064.5</text:p>
              </table:table-cell>
              <table:table-cell office:value-type="float" office:value="25093.7">
                <text:p>25093.7</text:p>
              </table:table-cell>
              <table:table-cell office:value-type="float" office:value="6250.4">
                <text:p>6250.4</text:p>
              </table:table-cell>
              <table:table-cell office:value-type="float" office:value="10774.3">
                <text:p>10774.3</text:p>
              </table:table-cell>
              <table:table-cell office:value-type="float" office:value="5048.9">
                <text:p>5048.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9.2">
                <text:p>13809.2</text:p>
              </table:table-cell>
              <table:table-cell office:value-type="float" office:value="23768.7">
                <text:p>23768.7</text:p>
              </table:table-cell>
              <table:table-cell office:value-type="float" office:value="10898.1">
                <text:p>10898.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0.3">
                <text:p>24120.3</text:p>
              </table:table-cell>
              <table:table-cell office:value-type="float" office:value="42163">
                <text:p>42163</text:p>
              </table:table-cell>
              <table:table-cell office:value-type="float" office:value="19315.1">
                <text:p>1931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935cm" svg:y="3.139cm" style:legend-expansion="high" chart:style-name="ch2"/>
        <chart:plot-area chart:style-name="ch3" chart:data-source-has-labels="both" svg:x="1.357cm" svg:y="0.851cm" svg:width="10.94cm" svg:height="6.961cm">
          <chartooo:coordinate-region svg:x="2.534cm" svg:y="1.063cm" svg:width="9.483cm" svg:height="6.076cm"/>
          <chart:axis chart:dimension="x" chart:name="primary-x" chart:style-name="ch4" chartooo:axis-type="auto">
            <chart:title svg:x="5.037cm" svg:y="7.992cm" chart:style-name="ch5">
              <text:p>rozmiar problemu (On2)</text:p>
            </chart:title>
            <chart:categories table:cell-range-address="local-table.$A$2:.$A$9"/>
          </chart:axis>
          <chart:axis chart:dimension="y" chart:name="primary-y" chart:style-name="ch4">
            <chart:title svg:x="0.451cm" svg:y="5.711cm" chart:style-name="ch6">
              <text:p>czas obliczeń [ms]</text:p>
            </chart:title>
            <chart:grid chart:style-name="ch7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9" chart:values-cell-range-address="local-table.$D$2:.$D$9" chart:label-cell-address="local-table.$D$1" chart:class="chart:scatter">
            <chart:data-point chart:repeated="8"/>
          </chart:series>
          <chart:series chart:style-name="ch10" chart:values-cell-range-address="local-table.$E$2:.$E$9" chart:label-cell-address="local-table.$E$1" chart:class="chart:scatter">
            <chart:data-point chart:repeated="8"/>
          </chart:series>
          <chart:series chart:style-name="ch11" chart:values-cell-range-address="local-table.$F$2:.$F$9" chart:label-cell-address="local-table.$F$1" chart:class="chart:scatter">
            <chart:data-point chart:repeated="8"/>
          </chart:series>
          <chart:series chart:style-name="ch12" chart:values-cell-range-address="local-table.$G$2:.$G$9" chart:label-cell-address="local-table.$G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</table:table-cell>
              <table:table-cell office:value-type="string">
                <text:p>cpu omp</text:p>
              </table:table-cell>
              <table:table-cell office:value-type="string">
                <text:p>gpu global</text:p>
              </table:table-cell>
              <table:table-cell office:value-type="string">
                <text:p>gpu shared</text:p>
              </table:table-cell>
              <table:table-cell office:value-type="string">
                <text:p>gpu texture</text:p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06.764">
                <text:p>706.764</text:p>
              </table:table-cell>
              <table:table-cell office:value-type="float" office:value="438.897">
                <text:p>438.897</text:p>
              </table:table-cell>
              <table:table-cell office:value-type="float" office:value="381.846">
                <text:p>381.846</text:p>
              </table:table-cell>
              <table:table-cell office:value-type="float" office:value="354.559">
                <text:p>354.559</text:p>
              </table:table-cell>
              <table:table-cell office:value-type="float" office:value="831.641">
                <text:p>831.6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051.01">
                <text:p>3051.01</text:p>
              </table:table-cell>
              <table:table-cell office:value-type="float" office:value="1593.39">
                <text:p>1593.39</text:p>
              </table:table-cell>
              <table:table-cell office:value-type="float" office:value="468.352">
                <text:p>468.352</text:p>
              </table:table-cell>
              <table:table-cell office:value-type="float" office:value="805.255">
                <text:p>805.255</text:p>
              </table:table-cell>
              <table:table-cell office:value-type="float" office:value="518.659">
                <text:p>518.65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6919.32">
                <text:p>6919.32</text:p>
              </table:table-cell>
              <table:table-cell office:value-type="float" office:value="3486.09">
                <text:p>3486.09</text:p>
              </table:table-cell>
              <table:table-cell office:value-type="float" office:value="983.497">
                <text:p>983.497</text:p>
              </table:table-cell>
              <table:table-cell office:value-type="float" office:value="1634.91">
                <text:p>1634.91</text:p>
              </table:table-cell>
              <table:table-cell office:value-type="float" office:value="836.523">
                <text:p>836.52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275.1">
                <text:p>12275.1</text:p>
              </table:table-cell>
              <table:table-cell office:value-type="float" office:value="6188.36">
                <text:p>6188.36</text:p>
              </table:table-cell>
              <table:table-cell office:value-type="float" office:value="1789.79">
                <text:p>1789.79</text:p>
              </table:table-cell>
              <table:table-cell office:value-type="float" office:value="2901.24">
                <text:p>2901.24</text:p>
              </table:table-cell>
              <table:table-cell office:value-type="float" office:value="1367.18">
                <text:p>1367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28484.4">
                <text:p>28484.4</text:p>
              </table:table-cell>
              <table:table-cell office:value-type="float" office:value="14021.3">
                <text:p>14021.3</text:p>
              </table:table-cell>
              <table:table-cell office:value-type="float" office:value="3636.26">
                <text:p>3636.26</text:p>
              </table:table-cell>
              <table:table-cell office:value-type="float" office:value="6149.88">
                <text:p>6149.88</text:p>
              </table:table-cell>
              <table:table-cell office:value-type="float" office:value="2905.2">
                <text:p>2905.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50064.5">
                <text:p>50064.5</text:p>
              </table:table-cell>
              <table:table-cell office:value-type="float" office:value="25093.7">
                <text:p>25093.7</text:p>
              </table:table-cell>
              <table:table-cell office:value-type="float" office:value="6250.4">
                <text:p>6250.4</text:p>
              </table:table-cell>
              <table:table-cell office:value-type="float" office:value="10774.3">
                <text:p>10774.3</text:p>
              </table:table-cell>
              <table:table-cell office:value-type="float" office:value="5048.9">
                <text:p>5048.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9.2">
                <text:p>13809.2</text:p>
              </table:table-cell>
              <table:table-cell office:value-type="float" office:value="23768.7">
                <text:p>23768.7</text:p>
              </table:table-cell>
              <table:table-cell office:value-type="float" office:value="10898.1">
                <text:p>10898.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0.3">
                <text:p>24120.3</text:p>
              </table:table-cell>
              <table:table-cell office:value-type="float" office:value="42163">
                <text:p>42163</text:p>
              </table:table-cell>
              <table:table-cell office:value-type="float" office:value="19315.1">
                <text:p>19315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area" chart:style-name="ch1">
        <chart:title svg:x="5.905cm" svg:y="0.315cm" chart:style-name="ch2">
          <text:p>Rozkład czasu oblizń</text:p>
        </chart:title>
        <chart:legend chart:legend-position="end" svg:x="13.895cm" svg:y="3.925cm" style:legend-expansion="high" chart:style-name="ch3"/>
        <chart:plot-area chart:style-name="ch4" chart:data-source-has-labels="both" svg:x="1.357cm" svg:y="1.631cm" svg:width="11.9cm" svg:height="6.181cm">
          <chartooo:coordinate-region svg:x="2.534cm" svg:y="1.843cm" svg:width="10.443cm" svg:height="5.296cm"/>
          <chart:axis chart:dimension="x" chart:name="primary-x" chart:style-name="ch5" chartooo:axis-type="auto">
            <chartooo:date-scale/>
            <chart:title svg:x="5.967cm" svg:y="7.992cm" chart:style-name="ch6">
              <text:p>rozmiar problemu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101cm" chart:style-name="ch7">
              <text:p>czas obliczeń [ms]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area">
            <chart:data-point chart:repeated="8"/>
          </chart:series>
          <chart:series chart:style-name="ch10" chart:values-cell-range-address="local-table.$C$2:.$C$9" chart:label-cell-address="local-table.$C$1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</table:table-cell>
              <table:table-cell office:value-type="string">
                <text:p>transport</text:p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</table:table-cell>
              <table:table-cell office:value-type="float" office:value="381.278">
                <text:p>381.278</text:p>
              </table:table-cell>
              <table:table-cell office:value-type="float" office:value="0.5672">
                <text:p>0.56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3.895">
                <text:p>463.895</text:p>
              </table:table-cell>
              <table:table-cell office:value-type="float" office:value="4.4574">
                <text:p>4.457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75.37">
                <text:p>975.37</text:p>
              </table:table-cell>
              <table:table-cell office:value-type="float" office:value="8.12683">
                <text:p>8.126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76.02">
                <text:p>1776.02</text:p>
              </table:table-cell>
              <table:table-cell office:value-type="float" office:value="13.7764">
                <text:p>13.776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607.79">
                <text:p>3607.79</text:p>
              </table:table-cell>
              <table:table-cell office:value-type="float" office:value="28.4751">
                <text:p>28.47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201.34">
                <text:p>6201.34</text:p>
              </table:table-cell>
              <table:table-cell office:value-type="float" office:value="49.0537">
                <text:p>49.053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701.5">
                <text:p>13701.5</text:p>
              </table:table-cell>
              <table:table-cell office:value-type="float" office:value="107.711">
                <text:p>107.7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3932.3">
                <text:p>23932.3</text:p>
              </table:table-cell>
              <table:table-cell office:value-type="float" office:value="188.018">
                <text:p>188.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area" chart:style-name="ch1">
        <chart:title svg:x="5.905cm" svg:y="0.315cm" chart:style-name="ch2">
          <text:p>Rozkład czasu oblizń</text:p>
        </chart:title>
        <chart:legend chart:legend-position="end" svg:x="13.894cm" svg:y="3.925cm" style:legend-expansion="high" chart:style-name="ch3"/>
        <chart:plot-area chart:style-name="ch4" chart:data-source-has-labels="both" svg:x="1.357cm" svg:y="1.631cm" svg:width="11.899cm" svg:height="6.181cm">
          <chartooo:coordinate-region svg:x="2.481cm" svg:y="1.843cm" svg:width="10.495cm" svg:height="5.296cm"/>
          <chart:axis chart:dimension="x" chart:name="primary-x" chart:style-name="ch5" chartooo:axis-type="auto">
            <chartooo:date-scale/>
            <chart:title svg:x="5.966cm" svg:y="7.992cm" chart:style-name="ch6">
              <text:p>rozmiar problemu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498cm" chart:style-name="ch8">
              <text:p>udział w czasie obliczeń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area">
            <chart:data-point chart:repeated="8"/>
          </chart:series>
          <chart:series chart:style-name="ch11" chart:values-cell-range-address="local-table.$C$2:.$C$9" chart:label-cell-address="local-table.$C$1" chart:class="chart:area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</table:table-cell>
              <table:table-cell office:value-type="string">
                <text:p>transport</text:p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</table:table-cell>
              <table:table-cell office:value-type="float" office:value="381.278">
                <text:p>381.278</text:p>
              </table:table-cell>
              <table:table-cell office:value-type="float" office:value="0.5672">
                <text:p>0.56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3.895">
                <text:p>463.895</text:p>
              </table:table-cell>
              <table:table-cell office:value-type="float" office:value="4.4574">
                <text:p>4.457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75.37">
                <text:p>975.37</text:p>
              </table:table-cell>
              <table:table-cell office:value-type="float" office:value="8.12683">
                <text:p>8.126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76.02">
                <text:p>1776.02</text:p>
              </table:table-cell>
              <table:table-cell office:value-type="float" office:value="13.7764">
                <text:p>13.776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607.79">
                <text:p>3607.79</text:p>
              </table:table-cell>
              <table:table-cell office:value-type="float" office:value="28.4751">
                <text:p>28.47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201.34">
                <text:p>6201.34</text:p>
              </table:table-cell>
              <table:table-cell office:value-type="float" office:value="49.0537">
                <text:p>49.053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701.5">
                <text:p>13701.5</text:p>
              </table:table-cell>
              <table:table-cell office:value-type="float" office:value="107.711">
                <text:p>107.7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3932.3">
                <text:p>23932.3</text:p>
              </table:table-cell>
              <table:table-cell office:value-type="float" office:value="188.018">
                <text:p>188.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Windows_x86 LibreOffice_project/281b75f427729060b6446ddb3777b32f957a8f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